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cm" draw:marker-start-width="0.204cm" draw:marker-end-width="0.204cm" svg:stroke-linecap="round" draw:fill="none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6.784cm" svg:y1="3.508cm" svg:x2="16.587cm" svg:y2="3.508cm" draw:start-shape="id1" draw:start-glue-point="10" draw:end-shape="id2" draw:end-glue-point="6" svg:d="M6784 3508h9803" svg:viewBox="0 0 9804 1">
          <text:p/>
        </draw:connector>
        <draw:connector draw:style-name="gr2" draw:text-style-name="P1" draw:layer="layout" draw:type="line" svg:x1="6.784cm" svg:y1="3.508cm" svg:x2="16.587cm" svg:y2="15.508cm" draw:start-shape="id1" draw:start-glue-point="10" draw:end-shape="id3" draw:end-glue-point="6" svg:d="M6784 3508l9803 12000" svg:viewBox="0 0 9804 12001">
          <text:p/>
        </draw:connector>
        <draw:connector draw:style-name="gr3" draw:text-style-name="P1" draw:layer="layout" draw:type="line" svg:x1="6.784cm" svg:y1="7.508cm" svg:x2="16.587cm" svg:y2="3.508cm" draw:start-shape="id4" draw:start-glue-point="10" draw:end-shape="id2" draw:end-glue-point="6" svg:d="M6784 7508l9803-4000" svg:viewBox="0 0 9804 4001">
          <text:p/>
        </draw:connector>
        <draw:connector draw:style-name="gr1" draw:text-style-name="P1" draw:layer="layout" draw:type="line" svg:x1="6.784cm" svg:y1="7.508cm" svg:x2="16.587cm" svg:y2="11.508cm" draw:start-shape="id4" draw:start-glue-point="10" draw:end-shape="id5" draw:end-glue-point="6" svg:d="M6784 7508l9803 4000" svg:viewBox="0 0 9804 4001">
          <text:p/>
        </draw:connector>
        <draw:connector draw:style-name="gr2" draw:text-style-name="P1" draw:layer="layout" draw:type="line" svg:x1="6.784cm" svg:y1="11.508cm" svg:x2="16.587cm" svg:y2="11.508cm" draw:start-shape="id6" draw:start-glue-point="10" draw:end-shape="id5" draw:end-glue-point="6" svg:d="M6784 11508h9803" svg:viewBox="0 0 9804 1">
          <text:p/>
        </draw:connector>
        <draw:connector draw:style-name="gr1" draw:text-style-name="P1" draw:layer="layout" draw:type="line" svg:x1="6.784cm" svg:y1="11.508cm" svg:x2="16.587cm" svg:y2="19.508cm" draw:start-shape="id6" draw:start-glue-point="10" draw:end-shape="id7" draw:end-glue-point="6" svg:d="M6784 11508l9803 8000" svg:viewBox="0 0 9804 8001">
          <text:p/>
        </draw:connector>
        <draw:connector draw:style-name="gr2" draw:text-style-name="P1" draw:layer="layout" draw:type="line" svg:x1="6.784cm" svg:y1="15.508cm" svg:x2="16.587cm" svg:y2="3.508cm" draw:start-shape="id8" draw:start-glue-point="10" draw:end-shape="id2" draw:end-glue-point="6" svg:d="M6784 15508l9803-12000" svg:viewBox="0 0 9804 12001">
          <text:p/>
        </draw:connector>
        <draw:connector draw:style-name="gr2" draw:text-style-name="P1" draw:layer="layout" draw:type="line" svg:x1="6.784cm" svg:y1="15.508cm" svg:x2="16.587cm" svg:y2="7.508cm" draw:start-shape="id8" draw:start-glue-point="10" draw:end-shape="id9" draw:end-glue-point="6" svg:d="M6784 15508l9803-8000" svg:viewBox="0 0 9804 8001">
          <text:p/>
        </draw:connector>
        <draw:connector draw:style-name="gr1" draw:text-style-name="P1" draw:layer="layout" draw:type="line" svg:x1="6.784cm" svg:y1="15.508cm" svg:x2="16.587cm" svg:y2="15.508cm" draw:start-shape="id8" draw:start-glue-point="10" draw:end-shape="id3" draw:end-glue-point="6" svg:d="M6784 15508h9803" svg:viewBox="0 0 9804 1">
          <text:p/>
        </draw:connector>
        <draw:connector draw:style-name="gr1" draw:text-style-name="P1" draw:layer="layout" draw:type="line" svg:x1="6.784cm" svg:y1="19.508cm" svg:x2="16.587cm" svg:y2="7.507cm" draw:start-shape="id10" draw:start-glue-point="10" draw:end-shape="id9" svg:d="M6784 19508l9803-12001" svg:viewBox="0 0 9804 12002">
          <text:p/>
        </draw:connector>
        <draw:connector draw:style-name="gr2" draw:text-style-name="P1" draw:layer="layout" draw:type="line" svg:x1="6.784cm" svg:y1="19.508cm" svg:x2="16.587cm" svg:y2="19.508cm" draw:start-shape="id10" draw:start-glue-point="10" draw:end-shape="id7" draw:end-glue-point="6" svg:d="M6784 19508h9803" svg:viewBox="0 0 9804 1">
          <text:p/>
        </draw:connector>
        <draw:custom-shape draw:style-name="gr4" draw:text-style-name="P1" xml:id="id4" draw:id="id4" draw:layer="layout" svg:width="2.697cm" svg:height="2.671cm" svg:x="4.087cm" svg:y="6.172cm">
          <text:p text:style-name="P1">Pau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2.697cm" svg:height="2.671cm" svg:x="16.587cm" svg:y="2.172cm">
          <text:p text:style-name="P1">Infovis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8" draw:id="id8" draw:layer="layout" svg:width="2.697cm" svg:height="2.671cm" svg:x="4.087cm" svg:y="14.172cm">
          <text:p text:style-name="P1">Zo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2.697cm" svg:height="2.671cm" svg:x="16.587cm" svg:y="14.172cm">
          <text:p text:style-name="P1">Oran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6" draw:id="id6" draw:layer="layout" svg:width="2.697cm" svg:height="2.671cm" svg:x="4.087cm" svg:y="10.172cm">
          <text:p text:style-name="P1">Jacqu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7" draw:id="id7" draw:layer="layout" svg:width="2.697cm" svg:height="2.671cm" svg:x="16.587cm" svg:y="18.172cm">
          <text:p text:style-name="P1">Aucha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2.697cm" svg:height="2.671cm" svg:x="4.087cm" svg:y="18.172cm">
          <text:p text:style-name="P1">Tot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9" draw:id="id9" draw:layer="layout" svg:width="2.697cm" svg:height="2.671cm" svg:x="16.587cm" svg:y="6.172cm">
          <text:p text:style-name="P1">Goog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" draw:id="id1" draw:layer="layout" svg:width="2.697cm" svg:height="2.671cm" svg:x="4.087cm" svg:y="2.172cm">
          <text:p text:style-name="P1">Pierr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5" draw:id="id5" draw:layer="layout" svg:width="2.697cm" svg:height="2.671cm" svg:x="16.587cm" svg:y="10.172cm">
          <text:p text:style-name="P1">SI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30T12:20:16.515619609</meta:creation-date>
    <dc:date>2016-05-30T12:45:12.742745421</dc:date>
    <dc:creator>elucterio </dc:creator>
    <meta:editing-duration>PT13M32S</meta:editing-duration>
    <meta:editing-cycles>4</meta:editing-cycles>
    <meta:generator>LibreOffice/4.2.8.2$Linux_X86_64 LibreOffice_project/420m0$Build-2</meta:generator>
    <meta:document-statistic meta:object-count="21"/>
  </office:meta>
</office:document-meta>
</file>